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</office:font-face-decls>
  <office:automatic-styles>
    <style:style style:name="P1" style:family="paragraph" style:parent-style-name="Standard">
      <style:text-properties officeooo:rsid="000aeca1" officeooo:paragraph-rsid="000aeca1"/>
    </style:style>
    <style:style style:name="P2" style:family="paragraph" style:parent-style-name="Standard">
      <style:text-properties fo:font-variant="normal" fo:text-transform="none" fo:color="#000000" loext:opacity="100%" style:font-name="S hne" fo:font-size="12pt" fo:letter-spacing="normal" fo:font-style="normal" fo:font-weight="normal" officeooo:rsid="000e3b36" officeooo:paragraph-rsid="000e3b36"/>
    </style:style>
    <style:style style:name="P3" style:family="paragraph" style:parent-style-name="Standard">
      <style:text-properties fo:font-variant="normal" fo:text-transform="none" fo:color="#000000" loext:opacity="100%" style:font-name="S hne" fo:font-size="12pt" fo:letter-spacing="normal" fo:font-style="normal" fo:font-weight="normal" officeooo:rsid="000f72cb" officeooo:paragraph-rsid="000f72cb"/>
    </style:style>
    <style:style style:name="P4" style:family="paragraph" style:parent-style-name="Standard">
      <style:text-properties officeooo:rsid="0012de99" officeooo:paragraph-rsid="0012de99"/>
    </style:style>
    <style:style style:name="P5" style:family="paragraph" style:parent-style-name="Standard">
      <style:text-properties officeooo:rsid="00138fd3" officeooo:paragraph-rsid="00138fd3"/>
    </style:style>
    <style:style style:name="T1" style:family="text">
      <style:text-properties officeooo:rsid="000e3b36"/>
    </style:style>
    <style:style style:name="T2" style:family="text">
      <style:text-properties officeooo:rsid="00138fd3"/>
    </style:style>
    <style:style style:name="T3" style:family="text">
      <style:text-properties officeooo:rsid="0013c4f6"/>
    </style:style>
    <style:style style:name="T4" style:family="text">
      <style:text-properties officeooo:rsid="0013fd61"/>
    </style:style>
    <style:style style:name="T5" style:family="text">
      <style:text-properties officeooo:rsid="0015642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oi feita uma escolha de dataset no site: “<text:a xlink:type="simple" xlink:href="https://dados.gov.br/dados/conjuntos-dados/dados_doencas_cronicas_ses" text:style-name="Internet_20_link" text:visited-style-name="Visited_20_Internet_20_Link">https://dados.gov.br/dados/conjuntos-dados/dados_doencas_cronicas_ses</text:a>” <text:line-break/><text:span text:style-name="T1">descreve algo do dataset aqui se necessario….</text:span></text:p>
      <text:p text:style-name="P1"/>
      <text:p text:style-name="P4">Para iniciar o processo, os dados foram inicialmente transferidos do arquivo csv <text:span text:style-name="T2">para uma tabela no banco de dados, para que isso fosse feito fora utilizado a criacao de uma função chamada “criar_tabela_principal”, pois nela irá ser armazenado todos os dados, tenham eles finalidade ou não para o decorrer do processo.</text:span></text:p>
      <text:p text:style-name="P4"/>
      <text:p text:style-name="P5">A diante adentramos na fase 1FN de normalização de dados, <text:s/><text:span text:style-name="T5">onde neste contexto envolveu apenas a separação das tabelas, </text:span></text:p>
      <text:p text:style-name="P1"/>
      <text:p text:style-name="P2">Para iniciar o processo, os dados foram inicialmente transferidos do arquivo CSV para uma tabela no banco de dados, a fim de dar início à etapa de normalização. Neste ponto, o processo de normalização da primeira forma normal (1FN) foi iniciado. Nesse contexto específico, a etapa 1FN envolveu principalmente a separação das tabelas, uma vez que a tabela em questão não continha dados atômicos, ou seja, não continha valores indivisíveis ou que pudessem ser desmembrados.</text:p>
      <text:p text:style-name="P3">Ao proceder com a definição de chaves primárias específicas para cada caso em particular, avançamos para a segunda etapa da normalização, conhecida como a Segunda Forma Normal (2FN)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8T21:18:01.461752195</meta:creation-date>
    <dc:date>2023-11-19T20:48:55.883829067</dc:date>
    <meta:editing-duration>PT1H36M56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1" meta:paragraph-count="5" meta:word-count="189" meta:character-count="1251" meta:non-whitespace-character-count="1064"/>
  </office:meta>
</office:document-meta>
</file>